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86.46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06.11pt"/>
    </style:style>
    <style:style style:name="co13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9" style:family="table-cell" style:parent-style-name="Default">
      <style:text-properties style:font-name="Lato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23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4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9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Lato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cccc"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ato"/>
    </style:style>
    <style:style style:name="ce48" style:family="table-cell" style:parent-style-name="Default">
      <style:table-cell-properties fo:wrap-option="wrap"/>
      <style:text-properties fo:color="#000000" style:font-name="Lato" style:font-name-asian="Arial"/>
    </style:style>
    <style:style style:name="ce49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wrap-option="wrap"/>
      <style:text-properties style:font-name="Lato"/>
    </style:style>
    <style:style style:name="ce59" style:family="table-cell" style:parent-style-name="Default" style:data-style-name="N122">
      <style:table-cell-properties fo:wrap-option="wrap"/>
      <style:text-properties style:font-name="Lato"/>
    </style:style>
    <style:style style:name="ce60" style:family="table-cell" style:parent-style-name="Default" style:data-style-name="N104">
      <style:table-cell-properties fo:wrap-option="wrap"/>
      <style:text-properties style:font-name="Lato"/>
    </style:style>
    <style:style style:name="ce61" style:family="table-cell" style:parent-style-name="Default" style:data-style-name="N140">
      <style:table-cell-properties fo:background-color="#cccccc" fo:wrap-option="wrap" style:vertical-align="bottom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1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04" style:family="table-cell" style:parent-style-name="Default" style:data-style-name="N122">
      <style:text-properties style:font-name="Lato"/>
    </style:style>
    <style:style style:name="ce105" style:family="table-cell" style:parent-style-name="Default" style:data-style-name="N104">
      <style:text-properties style:font-name="Lato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4" table:number-columns-repeated="1015" table:default-cell-style-name="ce9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40" table:number-columns-repeated="1014"/>
          <table:table-cell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10" office:value-type="string" calcext:value-type="string">
            <text:p>Phase 1: </text:p>
            <text:p>Pre-Design &amp; Programming</text:p>
          </table:table-cell>
          <table:table-cell table:style-name="ce13" table:formula="of:=[.$A3]*[.C$9]" office:value-type="percentage" office:value="0.0075" calcext:value-type="percentage">
            <text:p>0.8%</text:p>
          </table:table-cell>
          <table:table-cell table:style-name="ce19" table:formula="of:=[.C3]*[.$H$10]" office:value-type="currency" office:currency="USD" office:value="1125" calcext:value-type="currency">
            <text:p>$1,125</text:p>
          </table:table-cell>
          <table:table-cell table:style-name="ce13" table:formula="of:=[.$A3]*[.E$9]" office:value-type="percentage" office:value="0.0085" calcext:value-type="percentage">
            <text:p>0.9%</text:p>
          </table:table-cell>
          <table:table-cell table:style-name="ce19" table:formula="of:=[.E3]*[.$H$10]" office:value-type="currency" office:currency="USD" office:value="1275" calcext:value-type="currency">
            <text:p>$1,275</text:p>
          </table:table-cell>
          <table:table-cell table:style-name="ce13" table:formula="of:=[.$A3]*[.G$9]" office:value-type="percentage" office:value="0.0095" calcext:value-type="percentage">
            <text:p>1.0%</text:p>
          </table:table-cell>
          <table:table-cell table:style-name="ce19" table:formula="of:=[.G3]*[.$H$10]" office:value-type="currency" office:currency="USD" office:value="1425" calcext:value-type="currency">
            <text:p>$1,425</text:p>
          </table:table-cell>
          <table:table-cell table:style-name="ce29" table:formula="of:=ROUNDUP(['Hour Breakdown'.F10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13" table:formula="of:=[.$A4]*[.C$9]" office:value-type="percentage" office:value="0.015" calcext:value-type="percentage">
            <text:p>1.5%</text:p>
          </table:table-cell>
          <table:table-cell table:style-name="ce19" table:formula="of:=[.C4]*[.$H$10]" office:value-type="currency" office:currency="USD" office:value="2250" calcext:value-type="currency">
            <text:p>$2,250</text:p>
          </table:table-cell>
          <table:table-cell table:style-name="ce13" table:formula="of:=[.$A4]*[.E$9]" office:value-type="percentage" office:value="0.017" calcext:value-type="percentage">
            <text:p>1.7%</text:p>
          </table:table-cell>
          <table:table-cell table:style-name="ce19" table:formula="of:=[.E4]*[.$H$10]" office:value-type="currency" office:currency="USD" office:value="2550" calcext:value-type="currency">
            <text:p>$2,550</text:p>
          </table:table-cell>
          <table:table-cell table:style-name="ce13" table:formula="of:=[.$A4]*[.G$9]" office:value-type="percentage" office:value="0.019" calcext:value-type="percentage">
            <text:p>1.9%</text:p>
          </table:table-cell>
          <table:table-cell table:style-name="ce19" table:formula="of:=[.G4]*[.$H$10]" office:value-type="currency" office:currency="USD" office:value="2850" calcext:value-type="currency">
            <text:p>$2,850</text:p>
          </table:table-cell>
          <table:table-cell table:style-name="ce29" table:formula="of:=ROUNDUP(['Hour Breakdown'.F11];0)" office:value-type="float" office:value="4" calcext:value-type="float">
            <text:p>4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15" calcext:value-type="percentage">
            <text:p>15.0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13" table:formula="of:=[.$A5]*[.C$9]" office:value-type="percentage" office:value="0.01125" calcext:value-type="percentage">
            <text:p>1.1%</text:p>
          </table:table-cell>
          <table:table-cell table:style-name="ce19" table:formula="of:=[.C5]*[.$H$10]" office:value-type="currency" office:currency="USD" office:value="1687.5" calcext:value-type="currency">
            <text:p>$1,688</text:p>
          </table:table-cell>
          <table:table-cell table:style-name="ce13" table:formula="of:=[.$A5]*[.E$9]" office:value-type="percentage" office:value="0.01275" calcext:value-type="percentage">
            <text:p>1.3%</text:p>
          </table:table-cell>
          <table:table-cell table:style-name="ce19" table:formula="of:=[.E5]*[.$H$10]" office:value-type="currency" office:currency="USD" office:value="1912.5" calcext:value-type="currency">
            <text:p>$1,913</text:p>
          </table:table-cell>
          <table:table-cell table:style-name="ce13" table:formula="of:=[.$A5]*[.G$9]" office:value-type="percentage" office:value="0.01425" calcext:value-type="percentage">
            <text:p>1.4%</text:p>
          </table:table-cell>
          <table:table-cell table:style-name="ce19" table:formula="of:=[.G5]*[.$H$10]" office:value-type="currency" office:currency="USD" office:value="2137.5" calcext:value-type="currency">
            <text:p>$2,138</text:p>
          </table:table-cell>
          <table:table-cell table:style-name="ce29" table:formula="of:=ROUNDUP(['Hour Breakdown'.F12];0)" office:value-type="float" office:value="3" calcext:value-type="float">
            <text:p>3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3" calcext:value-type="percentage">
            <text:p>30.0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13" table:formula="of:=[.$A6]*[.C$9]" office:value-type="percentage" office:value="0.0225" calcext:value-type="percentage">
            <text:p>2.3%</text:p>
          </table:table-cell>
          <table:table-cell table:style-name="ce19" table:formula="of:=[.C6]*[.$H$10]" office:value-type="currency" office:currency="USD" office:value="3375" calcext:value-type="currency">
            <text:p>$3,375</text:p>
          </table:table-cell>
          <table:table-cell table:style-name="ce13" table:formula="of:=[.$A6]*[.E$9]" office:value-type="percentage" office:value="0.0255" calcext:value-type="percentage">
            <text:p>2.6%</text:p>
          </table:table-cell>
          <table:table-cell table:style-name="ce19" table:formula="of:=[.E6]*[.$H$10]" office:value-type="currency" office:currency="USD" office:value="3825" calcext:value-type="currency">
            <text:p>$3,825</text:p>
          </table:table-cell>
          <table:table-cell table:style-name="ce13" table:formula="of:=[.$A6]*[.G$9]" office:value-type="percentage" office:value="0.0285" calcext:value-type="percentage">
            <text:p>2.9%</text:p>
          </table:table-cell>
          <table:table-cell table:style-name="ce19" table:formula="of:=[.G6]*[.$H$10]" office:value-type="currency" office:currency="USD" office:value="4275" calcext:value-type="currency">
            <text:p>$4,275</text:p>
          </table:table-cell>
          <table:table-cell table:style-name="ce29" table:formula="of:=ROUNDUP(['Hour Breakdown'.F13];0)" office:value-type="float" office:value="5" calcext:value-type="float">
            <text:p>5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13" table:formula="of:=[.$A7]*[.C$9]" office:value-type="percentage" office:value="0.00375" calcext:value-type="percentage">
            <text:p>0.4%</text:p>
          </table:table-cell>
          <table:table-cell table:style-name="ce19" table:formula="of:=[.C7]*[.$H$10]" office:value-type="currency" office:currency="USD" office:value="562.5" calcext:value-type="currency">
            <text:p>$563</text:p>
          </table:table-cell>
          <table:table-cell table:style-name="ce13" table:formula="of:=[.$A7]*[.E$9]" office:value-type="percentage" office:value="0.00425" calcext:value-type="percentage">
            <text:p>0.4%</text:p>
          </table:table-cell>
          <table:table-cell table:style-name="ce19" table:formula="of:=[.E7]*[.$H$10]" office:value-type="currency" office:currency="USD" office:value="637.5" calcext:value-type="currency">
            <text:p>$638</text:p>
          </table:table-cell>
          <table:table-cell table:style-name="ce13" table:formula="of:=[.$A7]*[.G$9]" office:value-type="percentage" office:value="0.00475" calcext:value-type="percentage">
            <text:p>0.5%</text:p>
          </table:table-cell>
          <table:table-cell table:style-name="ce19" table:formula="of:=[.G7]*[.$H$10]" office:value-type="currency" office:currency="USD" office:value="712.5" calcext:value-type="currency">
            <text:p>$713</text:p>
          </table:table-cell>
          <table:table-cell table:style-name="ce29" table:formula="of:=ROUNDUP(['Hour Breakdown'.F14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13" table:formula="of:=[.$A8]*[.C$9]" office:value-type="percentage" office:value="0.015" calcext:value-type="percentage">
            <text:p>1.5%</text:p>
          </table:table-cell>
          <table:table-cell table:style-name="ce19" table:formula="of:=[.C8]*[.$H$10]" office:value-type="currency" office:currency="USD" office:value="2250" calcext:value-type="currency">
            <text:p>$2,250</text:p>
          </table:table-cell>
          <table:table-cell table:style-name="ce13" table:formula="of:=[.$A8]*[.E$9]" office:value-type="percentage" office:value="0.017" calcext:value-type="percentage">
            <text:p>1.7%</text:p>
          </table:table-cell>
          <table:table-cell table:style-name="ce19" table:formula="of:=[.E8]*[.$H$10]" office:value-type="currency" office:currency="USD" office:value="2550" calcext:value-type="currency">
            <text:p>$2,550</text:p>
          </table:table-cell>
          <table:table-cell table:style-name="ce13" table:formula="of:=[.$A8]*[.G$9]" office:value-type="percentage" office:value="0.019" calcext:value-type="percentage">
            <text:p>1.9%</text:p>
          </table:table-cell>
          <table:table-cell table:style-name="ce19" table:formula="of:=[.G8]*[.$H$10]" office:value-type="currency" office:currency="USD" office:value="2850" calcext:value-type="currency">
            <text:p>$2,850</text:p>
          </table:table-cell>
          <table:table-cell table:style-name="ce29"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table:style-name="ce4" table:formula="of:=SUM([.A3:.A8])" office:value-type="percentage" office:value="1" calcext:value-type="percentage">
            <text:p>100.00%</text:p>
          </table:table-cell>
          <table:table-cell table:style-name="ce11" office:value-type="string" calcext:value-type="string">
            <text:p>All Phases</text:p>
          </table:table-cell>
          <table:table-cell table:style-name="ce14" table:formula="of:=['Hour Breakdown'.B4]" office:value-type="percentage" office:value="0.075" calcext:value-type="percentage">
            <text:p>7.5%</text:p>
          </table:table-cell>
          <table:table-cell table:style-name="ce18" table:formula="of:=SUM([.D3:.D8])" office:value-type="currency" office:currency="USD" office:value="11250" calcext:value-type="currency">
            <text:p>$11,250</text:p>
          </table:table-cell>
          <table:table-cell table:style-name="ce14" table:formula="of:=[.C9]+0.01" office:value-type="percentage" office:value="0.085" calcext:value-type="percentage">
            <text:p>8.5%</text:p>
          </table:table-cell>
          <table:table-cell table:style-name="ce18" table:formula="of:=SUM([.F3:.F8])" office:value-type="currency" office:currency="USD" office:value="12750" calcext:value-type="currency">
            <text:p>$12,750</text:p>
          </table:table-cell>
          <table:table-cell table:style-name="ce14" table:formula="of:=[.E9]+0.01" office:value-type="percentage" office:value="0.095" calcext:value-type="percentage">
            <text:p>9.5%</text:p>
          </table:table-cell>
          <table:table-cell table:style-name="ce18" table:formula="of:=SUM([.H3:.H8])" office:value-type="currency" office:currency="USD" office:value="14250" calcext:value-type="currency">
            <text:p>$14,250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7" table:number-rows-spanned="1">
            <text:p>Assuming a Construction Cost = </text:p>
          </table:table-cell>
          <table:covered-table-cell table:style-name="ce12"/>
          <table:covered-table-cell table:number-columns-repeated="3" table:style-name="ce15"/>
          <table:covered-table-cell table:style-name="ce23"/>
          <table:covered-table-cell table:style-name="ce15"/>
          <table:table-cell table:style-name="ce24" table:formula="of:=['Hour Breakdown'.B3]" office:value-type="currency" office:currency="USD" office:value="150000" calcext:value-type="currency">
            <text:p>$150,0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number-columns-repeated="8" table:default-cell-style-name="ce47"/>
        <table:table-column table:style-name="co11" table:number-columns-repeated="1011" table:default-cell-style-name="ce47"/>
        <table:table-row table:style-name="ro1">
          <table:table-cell table:style-name="ce43" office:value-type="string" calcext:value-type="string">
            <text:p>Square Footage</text:p>
          </table:table-cell>
          <table:table-cell table:style-name="ce49" office:value-type="float" office:value="2000" calcext:value-type="float">
            <text:p>2,000 SF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Estimated Dollar per Square Footage</text:p>
          </table:table-cell>
          <table:table-cell table:style-name="ce50" office:value-type="float" office:value="50" calcext:value-type="float">
            <text:p>50 $/SF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Total Estimated Construction Costs</text:p>
          </table:table-cell>
          <table:table-cell table:style-name="ce51" office:value-type="float" office:value="150000" calcext:value-type="float">
            <text:p>$150,000.00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Architecture/Eng Fees - Percentage of Construction</text:p>
          </table:table-cell>
          <table:table-cell table:style-name="ce52" table:formula="of:=[$'Hourly Rates'.F34]" office:value-type="percentage" office:value="0.075" calcext:value-type="percentage">
            <text:p>7.5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&amp; Engineering Fees</text:p>
          </table:table-cell>
          <table:table-cell table:style-name="ce53" table:formula="of:=[.B4]*[.B3]" office:value-type="float" office:value="11250" calcext:value-type="float">
            <text:p>$11,250.0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/>
          <table:table-cell table:style-name="ce52"/>
          <table:table-cell table:number-columns-repeated="1022"/>
        </table:table-row>
        <table:table-row table:style-name="ro1">
          <table:table-cell table:style-name="ce43"/>
          <table:table-cell table:style-name="ce54"/>
          <table:table-cell table:style-name="ce43" table:number-columns-repeated="4"/>
          <table:table-cell table:style-name="ce65" table:number-columns-repeated="4"/>
          <table:table-cell table:style-name="ce67"/>
          <table:table-cell table:number-columns-repeated="1013"/>
        </table:table-row>
        <table:table-row table:style-name="ro1">
          <table:table-cell table:style-name="ce43" office:value-type="string" calcext:value-type="string">
            <text:p>Average ($/Hr) Billing Rate</text:p>
          </table:table-cell>
          <table:table-cell table:style-name="ce54" office:value-type="float" office:value="55" calcext:value-type="float">
            <text:p>$55.00</text:p>
          </table:table-cell>
          <table:table-cell table:style-name="ce43" table:number-columns-repeated="4"/>
          <table:table-cell table:style-name="ce65" table:number-columns-repeated="4"/>
          <table:table-cell table:style-name="ce67"/>
          <table:table-cell table:number-columns-repeated="1013"/>
        </table:table-row>
        <table:table-row table:style-name="ro3">
          <table:table-cell table:style-name="ce46"/>
          <table:table-cell table:style-name="ce55"/>
          <table:table-cell table:style-name="ce46" office:value-type="string" calcext:value-type="string">
            <text:p>Each Phase</text:p>
          </table:table-cell>
          <table:table-cell table:style-name="ce46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– 1/3 person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style-name="ce61" office:value-type="string" calcext:value-type="string">
            <text:p>Weeks – 2.5 people</text:p>
          </table:table-cell>
          <table:table-cell table:style-name="ce61" office:value-type="string" calcext:value-type="string">
            <text:p>Weeks – 3 people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1 - Programming</text:p>
          </table:table-cell>
          <table:table-cell table:style-name="ce56" table:formula="of:=['Fee Breakdown'.A3]" office:value-type="percentage" office:value="0.1" calcext:value-type="percentage">
            <text:p>10.00%</text:p>
          </table:table-cell>
          <table:table-cell table:style-name="ce53" table:formula="of:=[.B10]*[.B$5]" office:value-type="float" office:value="1125" calcext:value-type="float">
            <text:p>$1,125.00</text:p>
          </table:table-cell>
          <table:table-cell table:style-name="ce53" table:formula="of:=[.C10]" office:value-type="float" office:value="1125" calcext:value-type="float">
            <text:p>$1,125.00</text:p>
          </table:table-cell>
          <table:table-cell table:style-name="ce62" table:formula="of:=[.C10]/[.B$8]" office:value-type="float" office:value="20.4545454545455" calcext:value-type="float">
            <text:p>20 hrs</text:p>
          </table:table-cell>
          <table:table-cell table:style-name="ce63" table:formula="of:=[.E10]/13" office:value-type="float" office:value="1.57342657342657" calcext:value-type="float">
            <text:p>1.6 wks</text:p>
          </table:table-cell>
          <table:table-cell table:style-name="ce63" table:formula="of:=[.E10]/20" office:value-type="float" office:value="1.02272727272727" calcext:value-type="float">
            <text:p>1.0 wks</text:p>
          </table:table-cell>
          <table:table-cell table:style-name="ce63" table:formula="of:=[.E10]/30" office:value-type="float" office:value="0.681818181818182" calcext:value-type="float">
            <text:p>0.7 wks</text:p>
          </table:table-cell>
          <table:table-cell table:style-name="ce63" table:formula="of:=[.E10]/40" office:value-type="float" office:value="0.511363636363636" calcext:value-type="float">
            <text:p>0.5 wks</text:p>
          </table:table-cell>
          <table:table-cell table:style-name="ce63" table:formula="of:=[.I10]/1.5" office:value-type="float" office:value="0.340909090909091" calcext:value-type="float">
            <text:p>0.3 wks</text:p>
          </table:table-cell>
          <table:table-cell table:style-name="ce63" table:formula="of:=[.I10]/2" office:value-type="float" office:value="0.255681818181818" calcext:value-type="float">
            <text:p>0.3 wks</text:p>
          </table:table-cell>
          <table:table-cell table:style-name="ce63" table:formula="of:=[.I10]/2.5" office:value-type="float" office:value="0.204545454545454" calcext:value-type="float">
            <text:p>0.2 wks</text:p>
          </table:table-cell>
          <table:table-cell table:style-name="ce63" table:formula="of:=[.I10]/3" office:value-type="float" office:value="0.170454545454545" calcext:value-type="float">
            <text:p>0.2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2 - Schematic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11]*[.B$5]" office:value-type="float" office:value="2250" calcext:value-type="float">
            <text:p>$2,250.00</text:p>
          </table:table-cell>
          <table:table-cell table:style-name="ce53" table:formula="of:=[.D10]+[.C11]" office:value-type="float" office:value="3375" calcext:value-type="float">
            <text:p>$3,375.00</text:p>
          </table:table-cell>
          <table:table-cell table:style-name="ce62" table:formula="of:=[.C11]/[.B$8]" office:value-type="float" office:value="40.9090909090909" calcext:value-type="float">
            <text:p>41 hrs</text:p>
          </table:table-cell>
          <table:table-cell table:style-name="ce63" table:formula="of:=[.E11]/13" office:value-type="float" office:value="3.14685314685315" calcext:value-type="float">
            <text:p>3.1 wks</text:p>
          </table:table-cell>
          <table:table-cell table:style-name="ce63" table:formula="of:=[.E11]/20" office:value-type="float" office:value="2.04545454545455" calcext:value-type="float">
            <text:p>2.0 wks</text:p>
          </table:table-cell>
          <table:table-cell table:style-name="ce63" table:formula="of:=[.E11]/30" office:value-type="float" office:value="1.36363636363636" calcext:value-type="float">
            <text:p>1.4 wks</text:p>
          </table:table-cell>
          <table:table-cell table:style-name="ce63" table:formula="of:=[.E11]/40" office:value-type="float" office:value="1.02272727272727" calcext:value-type="float">
            <text:p>1.0 wks</text:p>
          </table:table-cell>
          <table:table-cell table:style-name="ce63" table:formula="of:=[.I11]/1.5" office:value-type="float" office:value="0.681818181818182" calcext:value-type="float">
            <text:p>0.7 wks</text:p>
          </table:table-cell>
          <table:table-cell table:style-name="ce63" table:formula="of:=[.I11]/2" office:value-type="float" office:value="0.511363636363636" calcext:value-type="float">
            <text:p>0.5 wks</text:p>
          </table:table-cell>
          <table:table-cell table:style-name="ce63" table:formula="of:=[.I11]/2.5" office:value-type="float" office:value="0.409090909090909" calcext:value-type="float">
            <text:p>0.4 wks</text:p>
          </table:table-cell>
          <table:table-cell table:style-name="ce63" table:formula="of:=[.I11]/3" office:value-type="float" office:value="0.340909090909091" calcext:value-type="float">
            <text:p>0.3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3 - Design Development</text:p>
          </table:table-cell>
          <table:table-cell table:style-name="ce56" table:formula="of:=['Fee Breakdown'.A5]" office:value-type="percentage" office:value="0.15" calcext:value-type="percentage">
            <text:p>15.00%</text:p>
          </table:table-cell>
          <table:table-cell table:style-name="ce53" table:formula="of:=[.B12]*[.B$5]" office:value-type="float" office:value="1687.5" calcext:value-type="float">
            <text:p>$1,687.50</text:p>
          </table:table-cell>
          <table:table-cell table:style-name="ce53" table:formula="of:=[.D11]+[.C12]" office:value-type="float" office:value="5062.5" calcext:value-type="float">
            <text:p>$5,062.50</text:p>
          </table:table-cell>
          <table:table-cell table:style-name="ce62" table:formula="of:=[.C12]/[.B$8]" office:value-type="float" office:value="30.6818181818182" calcext:value-type="float">
            <text:p>31 hrs</text:p>
          </table:table-cell>
          <table:table-cell table:style-name="ce63" table:formula="of:=[.E12]/13" office:value-type="float" office:value="2.36013986013986" calcext:value-type="float">
            <text:p>2.4 wks</text:p>
          </table:table-cell>
          <table:table-cell table:style-name="ce63" table:formula="of:=[.E12]/20" office:value-type="float" office:value="1.53409090909091" calcext:value-type="float">
            <text:p>1.5 wks</text:p>
          </table:table-cell>
          <table:table-cell table:style-name="ce63" table:formula="of:=[.E12]/30" office:value-type="float" office:value="1.02272727272727" calcext:value-type="float">
            <text:p>1.0 wks</text:p>
          </table:table-cell>
          <table:table-cell table:style-name="ce63" table:formula="of:=[.E12]/40" office:value-type="float" office:value="0.767045454545455" calcext:value-type="float">
            <text:p>0.8 wks</text:p>
          </table:table-cell>
          <table:table-cell table:style-name="ce63" table:formula="of:=[.I12]/1.5" office:value-type="float" office:value="0.511363636363636" calcext:value-type="float">
            <text:p>0.5 wks</text:p>
          </table:table-cell>
          <table:table-cell table:style-name="ce63" table:formula="of:=[.I12]/2" office:value-type="float" office:value="0.383522727272727" calcext:value-type="float">
            <text:p>0.4 wks</text:p>
          </table:table-cell>
          <table:table-cell table:style-name="ce63" table:formula="of:=[.I12]/2.5" office:value-type="float" office:value="0.306818181818182" calcext:value-type="float">
            <text:p>0.3 wks</text:p>
          </table:table-cell>
          <table:table-cell table:style-name="ce63" table:formula="of:=[.I12]/3" office:value-type="float" office:value="0.255681818181818" calcext:value-type="float">
            <text:p>0.3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4 - Construction Documents</text:p>
          </table:table-cell>
          <table:table-cell table:style-name="ce56" table:formula="of:=['Fee Breakdown'.A6]" office:value-type="percentage" office:value="0.3" calcext:value-type="percentage">
            <text:p>30.00%</text:p>
          </table:table-cell>
          <table:table-cell table:style-name="ce53" table:formula="of:=[.B13]*[.B$5]" office:value-type="float" office:value="3375" calcext:value-type="float">
            <text:p>$3,375.00</text:p>
          </table:table-cell>
          <table:table-cell table:style-name="ce53" table:formula="of:=[.D12]+[.C13]" office:value-type="float" office:value="8437.5" calcext:value-type="float">
            <text:p>$8,437.50</text:p>
          </table:table-cell>
          <table:table-cell table:style-name="ce62" table:formula="of:=[.C13]/[.B$8]" office:value-type="float" office:value="61.3636363636364" calcext:value-type="float">
            <text:p>61 hrs</text:p>
          </table:table-cell>
          <table:table-cell table:style-name="ce63" table:formula="of:=[.E13]/13" office:value-type="float" office:value="4.72027972027972" calcext:value-type="float">
            <text:p>4.7 wks</text:p>
          </table:table-cell>
          <table:table-cell table:style-name="ce63" table:formula="of:=[.E13]/20" office:value-type="float" office:value="3.06818181818182" calcext:value-type="float">
            <text:p>3.1 wks</text:p>
          </table:table-cell>
          <table:table-cell table:style-name="ce63" table:formula="of:=[.E13]/30" office:value-type="float" office:value="2.04545454545455" calcext:value-type="float">
            <text:p>2.0 wks</text:p>
          </table:table-cell>
          <table:table-cell table:style-name="ce63" table:formula="of:=[.E13]/40" office:value-type="float" office:value="1.53409090909091" calcext:value-type="float">
            <text:p>1.5 wks</text:p>
          </table:table-cell>
          <table:table-cell table:style-name="ce63" table:formula="of:=[.I13]/1.5" office:value-type="float" office:value="1.02272727272727" calcext:value-type="float">
            <text:p>1.0 wks</text:p>
          </table:table-cell>
          <table:table-cell table:style-name="ce63" table:formula="of:=[.I13]/2" office:value-type="float" office:value="0.767045454545455" calcext:value-type="float">
            <text:p>0.8 wks</text:p>
          </table:table-cell>
          <table:table-cell table:style-name="ce63" table:formula="of:=[.I13]/2.5" office:value-type="float" office:value="0.613636363636364" calcext:value-type="float">
            <text:p>0.6 wks</text:p>
          </table:table-cell>
          <table:table-cell table:style-name="ce63" table:formula="of:=[.I13]/3" office:value-type="float" office:value="0.511363636363636" calcext:value-type="float">
            <text:p>0.5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5 - Bidding and Construction Contract Negotiation </text:p>
          </table:table-cell>
          <table:table-cell table:style-name="ce56" table:formula="of:=['Fee Breakdown'.A7]" office:value-type="percentage" office:value="0.05" calcext:value-type="percentage">
            <text:p>5.00%</text:p>
          </table:table-cell>
          <table:table-cell table:style-name="ce53" table:formula="of:=[.B14]*[.B$5]" office:value-type="float" office:value="562.5" calcext:value-type="float">
            <text:p>$562.50</text:p>
          </table:table-cell>
          <table:table-cell table:style-name="ce53" table:formula="of:=[.D13]+[.C14]" office:value-type="float" office:value="9000" calcext:value-type="float">
            <text:p>$9,000.00</text:p>
          </table:table-cell>
          <table:table-cell table:style-name="ce62" table:formula="of:=[.C14]/[.B$8]" office:value-type="float" office:value="10.2272727272727" calcext:value-type="float">
            <text:p>10 hrs</text:p>
          </table:table-cell>
          <table:table-cell table:style-name="ce63" table:formula="of:=[.E14]/13" office:value-type="float" office:value="0.786713286713287" calcext:value-type="float">
            <text:p>0.8 wks</text:p>
          </table:table-cell>
          <table:table-cell table:style-name="ce63" table:formula="of:=[.E14]/20" office:value-type="float" office:value="0.511363636363636" calcext:value-type="float">
            <text:p>0.5 wks</text:p>
          </table:table-cell>
          <table:table-cell table:style-name="ce63" table:formula="of:=[.E14]/30" office:value-type="float" office:value="0.340909090909091" calcext:value-type="float">
            <text:p>0.3 wks</text:p>
          </table:table-cell>
          <table:table-cell table:style-name="ce63" table:formula="of:=[.E14]/40" office:value-type="float" office:value="0.255681818181818" calcext:value-type="float">
            <text:p>0.3 wks</text:p>
          </table:table-cell>
          <table:table-cell table:style-name="ce63" table:formula="of:=[.I14]/1.5" office:value-type="float" office:value="0.170454545454545" calcext:value-type="float">
            <text:p>0.2 wks</text:p>
          </table:table-cell>
          <table:table-cell table:style-name="ce63" table:formula="of:=[.I14]/2" office:value-type="float" office:value="0.127840909090909" calcext:value-type="float">
            <text:p>0.1 wks</text:p>
          </table:table-cell>
          <table:table-cell table:style-name="ce63" table:formula="of:=[.I14]/2.5" office:value-type="float" office:value="0.102272727272727" calcext:value-type="float">
            <text:p>0.1 wks</text:p>
          </table:table-cell>
          <table:table-cell table:style-name="ce63" table:formula="of:=[.I14]/3" office:value-type="float" office:value="0.0852272727272727" calcext:value-type="float">
            <text:p>0.1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6 - Construction Administration</text:p>
          </table:table-cell>
          <table:table-cell table:style-name="ce56" table:formula="of:=['Fee Breakdown'.A8]" office:value-type="percentage" office:value="0.2" calcext:value-type="percentage">
            <text:p>20.00%</text:p>
          </table:table-cell>
          <table:table-cell table:style-name="ce53" table:formula="of:=[.B15]*[.B$5]" office:value-type="float" office:value="2250" calcext:value-type="float">
            <text:p>$2,250.00</text:p>
          </table:table-cell>
          <table:table-cell table:style-name="ce53" table:formula="of:=[.D14]+[.C15]" office:value-type="float" office:value="11250" calcext:value-type="float">
            <text:p>$11,250.00</text:p>
          </table:table-cell>
          <table:table-cell table:style-name="ce62" table:formula="of:=[.C15]/[.B$8]" office:value-type="float" office:value="40.9090909090909" calcext:value-type="float">
            <text:p>41 hrs</text:p>
          </table:table-cell>
          <table:table-cell table:style-name="ce63" table:formula="of:=[.E15]/13" office:value-type="float" office:value="3.14685314685315" calcext:value-type="float">
            <text:p>3.1 wks</text:p>
          </table:table-cell>
          <table:table-cell table:style-name="ce66" table:formula="of:=[.E15]/20" office:value-type="float" office:value="2.04545454545455" calcext:value-type="float">
            <text:p>2.0 wks</text:p>
          </table:table-cell>
          <table:table-cell table:style-name="ce66" table:formula="of:=[.E15]/30" office:value-type="float" office:value="1.36363636363636" calcext:value-type="float">
            <text:p>1.4 wks</text:p>
          </table:table-cell>
          <table:table-cell table:style-name="ce66" table:formula="of:=[.E15]/40" office:value-type="float" office:value="1.02272727272727" calcext:value-type="float">
            <text:p>1.0 wks</text:p>
          </table:table-cell>
          <table:table-cell table:style-name="ce66" table:formula="of:=[.I15]/1.5" office:value-type="float" office:value="0.681818181818182" calcext:value-type="float">
            <text:p>0.7 wks</text:p>
          </table:table-cell>
          <table:table-cell table:style-name="ce66" table:formula="of:=[.I15]/2" office:value-type="float" office:value="0.511363636363636" calcext:value-type="float">
            <text:p>0.5 wks</text:p>
          </table:table-cell>
          <table:table-cell table:style-name="ce63" table:formula="of:=[.I15]/2.5" office:value-type="float" office:value="0.409090909090909" calcext:value-type="float">
            <text:p>0.4 wks</text:p>
          </table:table-cell>
          <table:table-cell table:style-name="ce63" table:formula="of:=[.I15]/3" office:value-type="float" office:value="0.340909090909091" calcext:value-type="float">
            <text:p>0.3 wks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table:formula="of:=SUM([.B10:.B15])" office:value-type="percentage" office:value="1" calcext:value-type="percentage">
            <text:p>100.00%</text:p>
          </table:table-cell>
          <table:table-cell table:style-name="ce53" table:formula="of:=[.B16]*[.B$5]" office:value-type="float" office:value="11250" calcext:value-type="float">
            <text:p>$11,250.00</text:p>
          </table:table-cell>
          <table:table-cell table:style-name="ce53" table:formula="of:=[.C16]" office:value-type="float" office:value="11250" calcext:value-type="float">
            <text:p>$11,250.00</text:p>
          </table:table-cell>
          <table:table-cell table:style-name="ce62" table:formula="of:=[.C16]/[.B$8]" office:value-type="float" office:value="204.545454545455" calcext:value-type="float">
            <text:p>205 hrs</text:p>
          </table:table-cell>
          <table:table-cell table:style-name="ce63" table:formula="of:=SUM([.F10:.F15])" office:value-type="float" office:value="15.7342657342657" calcext:value-type="float">
            <text:p>15.7 wks</text:p>
          </table:table-cell>
          <table:table-cell table:style-name="ce63" table:formula="of:=SUM([.G10:.G15])" office:value-type="float" office:value="10.2272727272727" calcext:value-type="float">
            <text:p>10.2 wks</text:p>
          </table:table-cell>
          <table:table-cell table:style-name="ce63" table:formula="of:=SUM([.H10:.H15])" office:value-type="float" office:value="6.81818181818182" calcext:value-type="float">
            <text:p>6.8 wks</text:p>
          </table:table-cell>
          <table:table-cell table:style-name="ce63" table:formula="of:=SUM([.I10:.I15])" office:value-type="float" office:value="5.11363636363636" calcext:value-type="float">
            <text:p>5.1 wks</text:p>
          </table:table-cell>
          <table:table-cell table:style-name="ce63" table:formula="of:=SUM([.J10:.J15])" office:value-type="float" office:value="3.40909090909091" calcext:value-type="float">
            <text:p>3.4 wks</text:p>
          </table:table-cell>
          <table:table-cell table:style-name="ce63" table:formula="of:=SUM([.K10:.K15])" office:value-type="float" office:value="2.55681818181818" calcext:value-type="float">
            <text:p>2.6 wks</text:p>
          </table:table-cell>
          <table:table-cell table:style-name="ce63" table:formula="of:=SUM([.L10:.L15])" office:value-type="float" office:value="2.04545454545455" calcext:value-type="float">
            <text:p>2.0 wks</text:p>
          </table:table-cell>
          <table:table-cell table:style-name="ce63" table:formula="of:=SUM([.M10:.M15])" office:value-type="float" office:value="1.70454545454545" calcext:value-type="float">
            <text:p>1.7 wks</text:p>
          </table:table-cell>
          <table:table-cell table:number-columns-repeated="1011"/>
        </table:table-row>
        <table:table-row table:style-name="ro1" table:number-rows-repeated="2">
          <table:table-cell table:style-name="ce43"/>
          <table:table-cell table:style-name="ce57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8"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 table:number-rows-repeated="4">
          <table:table-cell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>
          <table:table-cell/>
          <table:table-cell table:style-name="ce58" table:number-columns-repeated="2"/>
          <table:table-cell table:style-name="ce60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2" table:default-cell-style-name="ce9"/>
        <table:table-column table:style-name="co13" table:number-columns-repeated="3" table:default-cell-style-name="ce9"/>
        <table:table-column table:style-name="co13" table:default-cell-style-name="ce104"/>
        <table:table-column table:style-name="co13" table:visibility="collapse" table:default-cell-style-name="ce104"/>
        <table:table-column table:style-name="co11" table:visibility="collapse" table:default-cell-style-name="ce105"/>
        <table:table-column table:style-name="co11" table:number-columns-repeated="1017" table:default-cell-style-name="ce9"/>
        <table:table-row table:style-name="ro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99" office:value-type="string" calcext:value-type="string">
            <text:p>A Rough Estimated Percentage of Fees</text:p>
          </table:table-cell>
          <table:table-cell table:style-name="ce99" office:value-type="string" calcext:value-type="string">
            <text:p>A Rough Estimated Percentage of Overall Construction Costs</text:p>
          </table:table-cell>
          <table:table-cell table:style-name="ce60"/>
          <table:table-cell table:style-name="ce47" table:number-columns-repeated="1013"/>
          <table:table-cell table:number-columns-repeated="4"/>
        </table:table-row>
        <table:table-row table:style-name="ro1">
          <table:table-cell table:style-name="ce85" office:value-type="string" calcext:value-type="string" table:number-columns-spanned="4" table:number-rows-spanned="1">
            <text:p>Architecture (<text:a xlink:href="http://openingdesign.com/" xlink:type="simple">OpeningDesign</text:a>)</text:p>
          </table:table-cell>
          <table:covered-table-cell table:number-columns-repeated="3" table:style-name="ce101"/>
          <table:table-cell table:style-name="ce100" table:formula="of:=[.F2]/[.$F$34]" office:value-type="percentage" office:value="0.8" calcext:value-type="percentage">
            <text:p>80.0%</text:p>
          </table:table-cell>
          <table:table-cell table:style-name="ce103" office:value-type="percentage" office:value="0.06" calcext:value-type="percentage">
            <text:p>6.0%</text:p>
          </table:table-cell>
          <table:table-cell table:formula="of:=[.E2]*['Hour Breakdown'.$B$5]" office:value-type="currency" office:currency="USD" office:value="9000" calcext:value-type="currency">
            <text:p>$9,000.00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>
            <text:p>Skill Level 1</text:p>
          </table:table-cell>
          <table:table-cell table:style-name="ce97" office:value-type="float" office:value="75" calcext:value-type="float">
            <text:p>$75/HR</text:p>
          </table:table-cell>
          <table:table-cell table:style-name="ce97" table:formula="of:=[.B3]+10" office:value-type="float" office:value="85" calcext:value-type="float">
            <text:p>$85/HR</text:p>
          </table:table-cell>
          <table:table-cell table:style-name="ce97" table:formula="of:=[.C3]+10" office:value-type="float" office:value="95" calcext:value-type="float">
            <text:p>$9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2</text:p>
          </table:table-cell>
          <table:table-cell table:style-name="ce97" office:value-type="float" office:value="65" calcext:value-type="float">
            <text:p>$65/HR</text:p>
          </table:table-cell>
          <table:table-cell table:style-name="ce97" table:formula="of:=[.B4]+10" office:value-type="float" office:value="75" calcext:value-type="float">
            <text:p>$75/HR</text:p>
          </table:table-cell>
          <table:table-cell table:style-name="ce97" table:formula="of:=[.C4]+10" office:value-type="float" office:value="85" calcext:value-type="float">
            <text:p>$8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3</text:p>
          </table:table-cell>
          <table:table-cell table:style-name="ce97" office:value-type="float" office:value="45" calcext:value-type="float">
            <text:p>$45/HR</text:p>
          </table:table-cell>
          <table:table-cell table:style-name="ce97" table:formula="of:=[.B5]+10" office:value-type="float" office:value="55" calcext:value-type="float">
            <text:p>$55/HR</text:p>
          </table:table-cell>
          <table:table-cell table:style-name="ce97" table:formula="of:=[.C5]+10" office:value-type="float" office:value="65" calcext:value-type="float">
            <text:p>$6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Civil Engineer (<text:a xlink:href="https://www.linkedin.com/company/10207268/" xlink:type="simple">Quam Engineering</text:a>)</text:p>
          </table:table-cell>
          <table:table-cell table:style-name="ce101" table:number-columns-repeated="3"/>
          <table:table-cell table:style-name="ce100" table:formula="of:=[.F6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6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7]+10" office:value-type="float" office:value="135" calcext:value-type="float">
            <text:p>$135/HR</text:p>
          </table:table-cell>
          <table:table-cell table:style-name="ce97" table:formula="of:=[.C7]+10" office:value-type="float" office:value="145" calcext:value-type="float">
            <text:p>$14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110" calcext:value-type="float">
            <text:p>$110/HR</text:p>
          </table:table-cell>
          <table:table-cell table:style-name="ce97" table:formula="of:=[.B8]+10" office:value-type="float" office:value="120" calcext:value-type="float">
            <text:p>$120/HR</text:p>
          </table:table-cell>
          <table:table-cell table:style-name="ce97" table:formula="of:=[.C8]+10" office:value-type="float" office:value="130" calcext:value-type="float">
            <text:p>$13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9]+10" office:value-type="float" office:value="110" calcext:value-type="float">
            <text:p>$110/HR</text:p>
          </table:table-cell>
          <table:table-cell table:style-name="ce97" table:formula="of:=[.C9]+10" office:value-type="float" office:value="120" calcext:value-type="float">
            <text:p>$12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5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01"/>
          <table:table-cell table:style-name="ce100" table:formula="of:=[.F10]/[.$F$34]" office:value-type="percentage" office:value="0.133333333333333" calcext:value-type="percentage">
            <text:p>13.3%</text:p>
          </table:table-cell>
          <table:table-cell table:style-name="ce103" office:value-type="percentage" office:value="0.01" calcext:value-type="percentage">
            <text:p>1.0%</text:p>
          </table:table-cell>
          <table:table-cell table:formula="of:=[.E10]*['Hour Breakdown'.$B$5]" office:value-type="currency" office:currency="USD" office:value="1500" calcext:value-type="currency">
            <text:p>$1,500.00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1]+10" office:value-type="float" office:value="160" calcext:value-type="float">
            <text:p>$160/HR</text:p>
          </table:table-cell>
          <table:table-cell table:style-name="ce97" table:formula="of:=[.C11]+10" office:value-type="float" office:value="170" calcext:value-type="float">
            <text:p>$17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2</text:p>
          </table:table-cell>
          <table:table-cell table:style-name="ce97" office:value-type="float" office:value="120" calcext:value-type="float">
            <text:p>$120/HR</text:p>
          </table:table-cell>
          <table:table-cell table:style-name="ce97" table:formula="of:=[.B12]+10" office:value-type="float" office:value="130" calcext:value-type="float">
            <text:p>$130/HR</text:p>
          </table:table-cell>
          <table:table-cell table:style-name="ce97" table:formula="of:=[.C12]+10" office:value-type="float" office:value="140" calcext:value-type="float">
            <text:p>$14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3]+10" office:value-type="float" office:value="110" calcext:value-type="float">
            <text:p>$110/HR</text:p>
          </table:table-cell>
          <table:table-cell table:style-name="ce97" table:formula="of:=[.C13]+10" office:value-type="float" office:value="120" calcext:value-type="float">
            <text:p>$12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Mechanical Engineer (<text:a xlink:href="http://desapex.com/" xlink:type="simple">Desapex</text:a>)</text:p>
          </table:table-cell>
          <table:table-cell table:style-name="ce101" table:number-columns-repeated="3"/>
          <table:table-cell table:style-name="ce100" table:formula="of:=[.F14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14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45" calcext:value-type="float">
            <text:p>$45/HR</text:p>
          </table:table-cell>
          <table:table-cell table:style-name="ce97" table:formula="of:=[.B15]+10" office:value-type="float" office:value="55" calcext:value-type="float">
            <text:p>$55/HR</text:p>
          </table:table-cell>
          <table:table-cell table:style-name="ce97" table:formula="of:=[.C15]+10" office:value-type="float" office:value="65" calcext:value-type="float">
            <text:p>$6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35" calcext:value-type="float">
            <text:p>$35/HR</text:p>
          </table:table-cell>
          <table:table-cell table:style-name="ce97" table:formula="of:=[.B16]+10" office:value-type="float" office:value="45" calcext:value-type="float">
            <text:p>$45/HR</text:p>
          </table:table-cell>
          <table:table-cell table:style-name="ce97" table:formula="of:=[.C16]+10" office:value-type="float" office:value="55" calcext:value-type="float">
            <text:p>$5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35" calcext:value-type="float">
            <text:p>$35/HR</text:p>
          </table:table-cell>
          <table:table-cell table:style-name="ce97" table:formula="of:=[.B17]+10" office:value-type="float" office:value="45" calcext:value-type="float">
            <text:p>$45/HR</text:p>
          </table:table-cell>
          <table:table-cell table:style-name="ce97" table:formula="of:=[.C17]+10" office:value-type="float" office:value="55" calcext:value-type="float">
            <text:p>$5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Electrical Engineer (<text:a xlink:href="http://openingdesign.com/" xlink:type="simple">OpeningDesign</text:a>)</text:p>
          </table:table-cell>
          <table:table-cell table:style-name="ce101" table:number-columns-repeated="3"/>
          <table:table-cell table:style-name="ce100" table:formula="of:=[.F18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18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9]+10" office:value-type="float" office:value="160" calcext:value-type="float">
            <text:p>$160/HR</text:p>
          </table:table-cell>
          <table:table-cell table:style-name="ce97" table:formula="of:=[.C19]+10" office:value-type="float" office:value="170" calcext:value-type="float">
            <text:p>$17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20]+10" office:value-type="float" office:value="110" calcext:value-type="float">
            <text:p>$110/HR</text:p>
          </table:table-cell>
          <table:table-cell table:style-name="ce97" table:formula="of:=[.C20]+10" office:value-type="float" office:value="120" calcext:value-type="float">
            <text:p>$12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21]+10" office:value-type="float" office:value="100" calcext:value-type="float">
            <text:p>$100/HR</text:p>
          </table:table-cell>
          <table:table-cell table:style-name="ce97" table:formula="of:=[.C21]+10" office:value-type="float" office:value="110" calcext:value-type="float">
            <text:p>$11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Plumbing Engineer (<text:a xlink:href="https://rvzenteno.wordpress.com/" xlink:type="simple">Zenteno Solutions</text:a>)</text:p>
          </table:table-cell>
          <table:table-cell table:style-name="ce101" table:number-columns-repeated="3"/>
          <table:table-cell table:style-name="ce100" table:formula="of:=[.F22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22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3]+10" office:value-type="float" office:value="80" calcext:value-type="float">
            <text:p>$80/HR</text:p>
          </table:table-cell>
          <table:table-cell table:style-name="ce97" table:formula="of:=[.C23]+10" office:value-type="float" office:value="90" calcext:value-type="float">
            <text:p>$9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4]+10" office:value-type="float" office:value="70" calcext:value-type="float">
            <text:p>$70/HR</text:p>
          </table:table-cell>
          <table:table-cell table:style-name="ce97" table:formula="of:=[.C24]+10" office:value-type="float" office:value="80" calcext:value-type="float">
            <text:p>$8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50" calcext:value-type="float">
            <text:p>$50/HR</text:p>
          </table:table-cell>
          <table:table-cell table:style-name="ce97" table:formula="of:=[.B25]+10" office:value-type="float" office:value="60" calcext:value-type="float">
            <text:p>$60/HR</text:p>
          </table:table-cell>
          <table:table-cell table:style-name="ce97" table:formula="of:=[.C25]+10" office:value-type="float" office:value="70" calcext:value-type="float">
            <text:p>$7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LEED Consulting (<text:a xlink:href="http://openingdesign.com/" xlink:type="simple">OpeningDesign</text:a>)</text:p>
          </table:table-cell>
          <table:table-cell table:style-name="ce101" table:number-columns-repeated="3"/>
          <table:table-cell table:style-name="ce100" table:formula="of:=[.F26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26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27]+10" office:value-type="float" office:value="95" calcext:value-type="float">
            <text:p>$95/HR</text:p>
          </table:table-cell>
          <table:table-cell table:style-name="ce97" table:formula="of:=[.C27]+10" office:value-type="float" office:value="105" calcext:value-type="float">
            <text:p>$10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8]+10" office:value-type="float" office:value="80" calcext:value-type="float">
            <text:p>$80/HR</text:p>
          </table:table-cell>
          <table:table-cell table:style-name="ce97" table:formula="of:=[.C28]+10" office:value-type="float" office:value="90" calcext:value-type="float">
            <text:p>$9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9]+10" office:value-type="float" office:value="70" calcext:value-type="float">
            <text:p>$70/HR</text:p>
          </table:table-cell>
          <table:table-cell table:style-name="ce97" table:formula="of:=[.C29]+10" office:value-type="float" office:value="80" calcext:value-type="float">
            <text:p>$8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91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01"/>
          <table:table-cell table:style-name="ce100" table:formula="of:=[.F30]/[.$F$34]" office:value-type="percentage" office:value="0.0666666666666667" calcext:value-type="percentage">
            <text:p>6.7%</text:p>
          </table:table-cell>
          <table:table-cell table:style-name="ce103" office:value-type="percentage" office:value="0.005" calcext:value-type="percentage">
            <text:p>0.5%</text:p>
          </table:table-cell>
          <table:table-cell table:formula="of:=[.E30]*['Hour Breakdown'.$B$5]" office:value-type="currency" office:currency="USD" office:value="750" calcext:value-type="currency">
            <text:p>$750.00</text:p>
          </table:table-cell>
          <table:table-cell table:number-columns-repeated="1017"/>
        </table:table-row>
        <table:table-row table:style-name="ro1">
          <table:table-cell table:style-name="ce94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16"/>
          <table:table-cell table:style-name="ce103" table:number-columns-repeated="2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6"/>
          <table:table-cell table:style-name="ce103" table:number-columns-repeated="2"/>
          <table:table-cell table:number-columns-repeated="1018"/>
        </table:table-row>
        <table:table-row table:style-name="ro1">
          <table:table-cell table:style-name="ce9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6"/>
          <table:table-cell table:style-name="ce103" table:number-columns-repeated="2"/>
          <table:table-cell table:number-columns-repeated="1018"/>
        </table:table-row>
        <table:table-row table:style-name="ro1">
          <table:table-cell table:style-name="ce91" office:value-type="string" calcext:value-type="string" table:number-columns-spanned="4" table:number-rows-spanned="1">
            <text:p>TOTAL</text:p>
          </table:table-cell>
          <table:covered-table-cell table:number-columns-repeated="3" table:style-name="ce98"/>
          <table:table-cell table:style-name="ce100" table:formula="of:=SUM([.E2:.E33])" office:value-type="percentage" office:value="1" calcext:value-type="percentage">
            <text:p>100.0%</text:p>
          </table:table-cell>
          <table:table-cell table:style-name="ce103" table:formula="of:=SUM([.F2:.F33])" office:value-type="percentage" office:value="0.075" calcext:value-type="percentage">
            <text:p>7.5%</text:p>
          </table:table-cell>
          <table:table-cell table:formula="of:=SUM([.G2:.G33])" office:value-type="currency" office:currency="USD" office:value="11250" calcext:value-type="currency">
            <text:p>$11,250.00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5:01:44.7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8-07-23T23:51:49.120000000</dc:date>
    <meta:editing-duration>P1DT6H19M54S</meta:editing-duration>
    <meta:editing-cycles>62</meta:editing-cycles>
    <meta:generator>LibreOffice/5.3.2.2$Windows_X86_64 LibreOffice_project/6cd4f1ef626f15116896b1d8e1398b56da0d0ee1</meta:generator>
    <meta:document-statistic meta:table-count="3" meta:cell-count="319" meta:object-count="0"/>
  </office:meta>
</office:document-meta>
</file>